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3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GELDERLAND; <text:s/>VIJFDE GEDEELTE: INDEELING DER WERKELIJKE BEVOLKING NAAR DE KERKELIJKE GEZINDTEN</text:p>
          </table:table-cell>
          <table:table-cell table:style-name="ce10" table:number-columns-repeated="33"/>
          <table:table-cell table:style-name="ce39" table:number-columns-repeated="4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Nederduit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Waal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Remonstran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Christelijk Gereformeer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Doopsgezin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Evangelisch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Hersteld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Leden der Nederduitsche Gereformeerde Kerk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Roomsch-Catholiek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Oud-Room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Nederland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Portugee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 een ander of tot geen kerkgenootschap of gezindte behoorende, of onbekend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ce25" table:number-columns-spanned="1" office:value-type="string">
            <text:p>CBS nummer</text:p>
          </table:table-cell>
          <table:table-cell ns41:value-type="string" table:number-rows-spanned="4" table:style-name="ce31" table:number-columns-spanned="1" office:value-type="string">
            <text:p>Amsterdamse code</text:p>
          </table:table-cell>
          <table:table-cell ns41:value-type="string" table:number-rows-spanned="4" table:style-name="ce25" table:number-columns-spanned="1" office:value-type="string">
            <text:p>Grootteklasse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1" table:number-columns-repeated="985"/>
        </table:table-row>
        <table:table-row table:style-name="ro3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style-name="ce42" table:number-columns-repeated="4"/>
          <table:covered-table-cell table:style-name="ce47"/>
          <table:table-cell table:style-name="ce11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Arnem</text:p>
          </table:table-cell>
          <table:table-cell table:style-name="Default"/>
          <table:table-cell ns41:value-type="float" table:style-name="ce15" office:value="10531" office:value-type="float">
            <text:p>10531</text:p>
          </table:table-cell>
          <table:table-cell ns41:value-type="float" table:style-name="ce21" office:value="12167" office:value-type="float">
            <text:p>12167</text:p>
          </table:table-cell>
          <table:table-cell ns41:value-type="float" table:style-name="ce21" office:value="77" office:value-type="float">
            <text:p>77</text:p>
          </table:table-cell>
          <table:table-cell ns41:value-type="float" table:style-name="ce21" office:value="31" office:value-type="float">
            <text:p>31</text:p>
          </table:table-cell>
          <table:table-cell ns41:value-type="float" table:style-name="ce21" office:value="312" office:value-type="float">
            <text:p>312</text:p>
          </table:table-cell>
          <table:table-cell ns41:value-type="float" table:style-name="ce21" office:value="499" office:value-type="float">
            <text:p>499</text:p>
          </table:table-cell>
          <table:table-cell ns41:value-type="float" table:style-name="ce21" office:value="226" office:value-type="float">
            <text:p>226</text:p>
          </table:table-cell>
          <table:table-cell ns41:value-type="float" table:style-name="ce21" office:value="275" office:value-type="float">
            <text:p>275</text:p>
          </table:table-cell>
          <table:table-cell ns41:value-type="float" table:style-name="ce21" office:value="142" office:value-type="float">
            <text:p>142</text:p>
          </table:table-cell>
          <table:table-cell ns41:value-type="float" table:style-name="ce21" office:value="170" office:value-type="float">
            <text:p>170</text:p>
          </table:table-cell>
          <table:table-cell ns41:value-type="float" table:style-name="ce21" office:value="575" office:value-type="float">
            <text:p>575</text:p>
          </table:table-cell>
          <table:table-cell ns41:value-type="float" table:style-name="ce21" office:value="571" office:value-type="float">
            <text:p>571</text:p>
          </table:table-cell>
          <table:table-cell ns41:value-type="float" table:style-name="ce21" office:value="88" office:value-type="float">
            <text:p>88</text:p>
          </table:table-cell>
          <table:table-cell ns41:value-type="float" table:style-name="ce21" office:value="136" office:value-type="float">
            <text:p>136</text:p>
          </table:table-cell>
          <table:table-cell ns41:value-type="float" table:style-name="ce21" office:value="717" office:value-type="float">
            <text:p>717</text:p>
          </table:table-cell>
          <table:table-cell ns41:value-type="float" table:style-name="ce21" office:value="699" office:value-type="float">
            <text:p>699</text:p>
          </table:table-cell>
          <table:table-cell ns41:value-type="float" table:style-name="ce21" office:value="9565" office:value-type="float">
            <text:p>9565</text:p>
          </table:table-cell>
          <table:table-cell ns41:value-type="float" table:style-name="ce21" office:value="10778" office:value-type="float">
            <text:p>10778</text:p>
          </table:table-cell>
          <table:table-cell ns41:value-type="float" table:style-name="ce21" office:value="21" office:value-type="float">
            <text:p>21</text:p>
          </table:table-cell>
          <table:table-cell ns41:value-type="float" table:style-name="ce21" office:value="17" office:value-type="float">
            <text:p>17</text:p>
          </table:table-cell>
          <table:table-cell ns41:value-type="float" table:style-name="ce21" office:value="592" office:value-type="float">
            <text:p>592</text:p>
          </table:table-cell>
          <table:table-cell ns41:value-type="float" table:style-name="ce21" office:value="608" office:value-type="float">
            <text:p>608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465" office:value-type="float">
            <text:p>465</text:p>
          </table:table-cell>
          <table:table-cell ns41:value-type="float" table:style-name="ce21" office:value="461" office:value-type="float">
            <text:p>461</text:p>
          </table:table-cell>
          <table:table-cell ns41:value-type="float" table:style-name="ce21" office:value="23314" office:value-type="float">
            <text:p>23314</text:p>
          </table:table-cell>
          <table:table-cell ns41:value-type="float" table:style-name="ce21" office:value="26413" office:value-type="float">
            <text:p>26413</text:p>
          </table:table-cell>
          <table:table-cell ns41:value-type="float" table:style-name="ce28" office:value="202" office:value-type="float">
            <text:p>202</text:p>
          </table:table-cell>
          <table:table-cell ns41:value-type="float" table:style-name="ce34" office:value="10795" office:value-type="float">
            <text:p>10795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GE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7_H5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48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jmegen</text:p>
          </table:table-cell>
          <table:table-cell table:style-name="Default"/>
          <table:table-cell ns41:value-type="float" table:style-name="ce16" office:value="3611" office:value-type="float">
            <text:p>3611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82" table:style-name="TL Data" table:number-columns-repeated="2" office:value-type="float">
            <text:p>8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590" office:value-type="float">
            <text:p>10590</text:p>
          </table:table-cell>
          <table:table-cell ns41:value-type="float" table:style-name="TL Data" office:value="11976" office:value-type="float">
            <text:p>119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TL Data" office:value="17003" office:value-type="float">
            <text:p>17003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35" office:value="11209" office:value-type="float">
            <text:p>1120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</text:p>
          </table:table-cell>
          <table:table-cell table:style-name="Default"/>
          <table:table-cell ns41:value-type="float" table:style-name="ce16" office:value="14142" office:value-type="float">
            <text:p>14142</text:p>
          </table:table-cell>
          <table:table-cell ns41:value-type="float" table:style-name="TL Data" office:value="16347" office:value-type="float">
            <text:p>1634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0155" office:value-type="float">
            <text:p>20155</text:p>
          </table:table-cell>
          <table:table-cell ns41:value-type="float" table:style-name="TL Data" office:value="22754" office:value-type="float">
            <text:p>227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TL Data" office:value="43416" office:value-type="float">
            <text:p>43416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alten</text:p>
          </table:table-cell>
          <table:table-cell table:style-name="Default"/>
          <table:table-cell ns41:value-type="float" table:style-name="ce16" office:value="1609" office:value-type="float">
            <text:p>1609</text:p>
          </table:table-cell>
          <table:table-cell ns41:value-type="float" table:style-name="TL Data" office:value="1534" office:value-type="float">
            <text:p>15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93" office:value-type="float">
            <text:p>59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35" office:value="11046" office:value-type="float">
            <text:p>110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mmerzoden</text:p>
          </table:table-cell>
          <table:table-cell table:style-name="Default"/>
          <table:table-cell ns41:value-type="float" table:style-name="ce16" office:value="364" office:value-type="float">
            <text:p>364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8"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35" office:value="10151" office:value-type="float">
            <text:p>1015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ngerlo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float" table:style-name="TL Data" office:value="421" office:value-type="float">
            <text:p>4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35" office:value="11131" office:value-type="float">
            <text:p>1113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peldoorn</text:p>
          </table:table-cell>
          <table:table-cell table:style-name="Default"/>
          <table:table-cell ns41:value-type="float" table:style-name="ce16" office:value="7478" office:value-type="float">
            <text:p>7478</text:p>
          </table:table-cell>
          <table:table-cell ns41:value-type="float" table:style-name="TL Data" office:value="7435" office:value-type="float">
            <text:p>74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182" office:value-type="float">
            <text:p>11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35" office:value="11075" office:value-type="float">
            <text:p>1107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Appeltern</text:p>
          </table:table-cell>
          <table:table-cell table:style-name="Default"/>
          <table:table-cell ns41:value-type="float" table:style-name="ce16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14"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243" office:value-type="float">
            <text:p>1243</text:p>
          </table:table-cell>
          <table:table-cell table:style-name="TL Data" table:number-columns-repeated="8"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ce29" office:value="201" office:value-type="float">
            <text:p>201</text:p>
          </table:table-cell>
          <table:table-cell ns41:value-type="float" table:style-name="ce35" office:value="11296" office:value-type="float">
            <text:p>112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lgoij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8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ce29" office:value="1016" office:value-type="float">
            <text:p>1016</text:p>
          </table:table-cell>
          <table:table-cell ns41:value-type="float" table:style-name="ce35" office:value="10849" office:value-type="float">
            <text:p>1084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rneveld</text:p>
          </table:table-cell>
          <table:table-cell table:style-name="Default"/>
          <table:table-cell ns41:value-type="float" table:style-name="ce16" office:value="2625" office:value-type="float">
            <text:p>2625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35" office:value="10906" office:value-type="float">
            <text:p>109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atenburg</text:p>
          </table:table-cell>
          <table:table-cell table:style-name="Default"/>
          <table:table-cell ns41:value-type="float" table:style-name="ce16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8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ce29" office:value="204" office:value-type="float">
            <text:p>204</text:p>
          </table:table-cell>
          <table:table-cell ns41:value-type="float" table:style-name="ce35" office:value="10921" office:value-type="float">
            <text:p>1092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esel</text:p>
          </table:table-cell>
          <table:table-cell table:style-name="Default"/>
          <table:table-cell ns41:value-type="float" table:style-name="ce16" office:value="638" office:value-type="float">
            <text:p>638</text:p>
          </table:table-cell>
          <table:table-cell ns41:value-type="float" table:style-name="TL Data" office:value="597" office:value-type="float">
            <text:p>59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35" office:value="10259" office:value-type="float">
            <text:p>102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mmel</text:p>
          </table:table-cell>
          <table:table-cell table:style-name="Default"/>
          <table:table-cell ns41:value-type="float" table:style-name="ce16" office:value="362" office:value-type="float">
            <text:p>362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2381" office:value-type="float">
            <text:p>238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35" office:value="10744" office:value-type="float">
            <text:p>1074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rgh</text:p>
          </table:table-cell>
          <table:table-cell table:style-name="Default"/>
          <table:table-cell ns41:value-type="float" table:style-name="ce16" office:value="260" office:value-type="float">
            <text:p>260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17" office:value-type="float">
            <text:p>2817</text:p>
          </table:table-cell>
          <table:table-cell ns41:value-type="float" table:style-name="TL Data" office:value="2521" office:value-type="float">
            <text:p>252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35" office:value="10350" office:value-type="float">
            <text:p>1035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rgharen</text:p>
          </table:table-cell>
          <table:table-cell table:style-name="Default"/>
          <table:table-cell ns41:value-type="float" table:style-name="ce16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8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29" office:value="208" office:value-type="float">
            <text:p>208</text:p>
          </table:table-cell>
          <table:table-cell ns41:value-type="float" table:style-name="ce35" office:value="10883" office:value-type="float">
            <text:p>1088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uningen</text:p>
          </table:table-cell>
          <table:table-cell table:style-name="Default"/>
          <table:table-cell ns41:value-type="float" table:style-name="ce16" office:value="95" office:value-type="float">
            <text:p>95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14"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74" office:value-type="float">
            <text:p>974</text:p>
          </table:table-cell>
          <table:table-cell table:style-name="TL Data" table:number-columns-repeated="8"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ce29" office:value="209" office:value-type="float">
            <text:p>209</text:p>
          </table:table-cell>
          <table:table-cell ns41:value-type="float" table:style-name="ce35" office:value="10417" office:value-type="float">
            <text:p>1041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eusichem</text:p>
          </table:table-cell>
          <table:table-cell table:style-name="Default"/>
          <table:table-cell ns41:value-type="float" table:style-name="ce16" office:value="926" office:value-type="float">
            <text:p>926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35" office:value="11182" office:value-type="float">
            <text:p>111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oreulo</text:p>
          </table:table-cell>
          <table:table-cell table:style-name="Default"/>
          <table:table-cell ns41:value-type="float" table:style-name="ce16" office:value="1813" office:value-type="float">
            <text:p>1813</text:p>
          </table:table-cell>
          <table:table-cell ns41:value-type="float" table:style-name="TL Data" office:value="1741" office:value-type="float">
            <text:p>17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35" office:value="11307" office:value-type="float">
            <text:p>113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rakel</text:p>
          </table:table-cell>
          <table:table-cell table:style-name="Default"/>
          <table:table-cell ns41:value-type="float" table:style-name="ce16" office:value="677" office:value-type="float">
            <text:p>677</text:p>
          </table:table-cell>
          <table:table-cell ns41:value-type="float" table:style-name="TL Data" office:value="581" office:value-type="float">
            <text:p>58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35" office:value="11125" office:value-type="float">
            <text:p>11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rummen</text:p>
          </table:table-cell>
          <table:table-cell table:style-name="Default"/>
          <table:table-cell ns41:value-type="float" table:style-name="ce16" office:value="3175" office:value-type="float">
            <text:p>3175</text:p>
          </table:table-cell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2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35" office:value="10798" office:value-type="float">
            <text:p>1079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uren</text:p>
          </table:table-cell>
          <table:table-cell table:style-name="Default"/>
          <table:table-cell ns41:value-type="float" table:style-name="ce16" office:value="841" office:value-type="float">
            <text:p>841</text:p>
          </table:table-cell>
          <table:table-cell ns41:value-type="float" table:style-name="TL Data" office:value="816" office:value-type="float">
            <text:p>816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ce29" office:value="214" office:value-type="float">
            <text:p>214</text:p>
          </table:table-cell>
          <table:table-cell ns41:value-type="float" table:style-name="ce35" office:value="11286" office:value-type="float">
            <text:p>1128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Buurmalsen</text:p>
          </table:table-cell>
          <table:table-cell table:style-name="Default"/>
          <table:table-cell ns41:value-type="float" table:style-name="ce16" office:value="777" office:value-type="float">
            <text:p>777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35" office:value="10460" office:value-type="float">
            <text:p>104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Culenborg</text:p>
          </table:table-cell>
          <table:table-cell table:style-name="Default"/>
          <table:table-cell ns41:value-type="float" table:style-name="ce16" office:value="1613" office:value-type="float">
            <text:p>1613</text:p>
          </table:table-cell>
          <table:table-cell ns41:value-type="float" table:style-name="TL Data" office:value="1558" office:value-type="float">
            <text:p>155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35" office:value="10342" office:value-type="float">
            <text:p>1034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eil</text:p>
          </table:table-cell>
          <table:table-cell table:style-name="Default"/>
          <table:table-cell ns41:value-type="float" table:style-name="ce16" office:value="844" office:value-type="float">
            <text:p>844</text:p>
          </table:table-cell>
          <table:table-cell ns41:value-type="float" table:style-name="TL Data" office:value="725" office:value-type="float">
            <text:p>72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ce29" office:value="217" office:value-type="float">
            <text:p>217</text:p>
          </table:table-cell>
          <table:table-cell ns41:value-type="float" table:style-name="ce35" office:value="10057" office:value-type="float">
            <text:p>100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idam</text:p>
          </table:table-cell>
          <table:table-cell table:style-name="Default"/>
          <table:table-cell ns41:value-type="float" table:style-name="ce16" office:value="76" office:value-type="float">
            <text:p>76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1823" office:value-type="float">
            <text:p>18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35" office:value="10153" office:value-type="float">
            <text:p>1015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ingsperlo</text:p>
          </table:table-cell>
          <table:table-cell table:style-name="Default"/>
          <table:table-cell ns41:value-type="float" table:style-name="ce16" office:value="858" office:value-type="float">
            <text:p>858</text:p>
          </table:table-cell>
          <table:table-cell ns41:value-type="float" table:style-name="TL Data" office:value="808" office:value-type="float">
            <text:p>808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11154" office:value-type="float">
            <text:p>1115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dewaard</text:p>
          </table:table-cell>
          <table:table-cell table:style-name="Default"/>
          <table:table-cell ns41:value-type="float" table:style-name="ce16" office:value="932" office:value-type="float">
            <text:p>932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35" office:value="10647" office:value-type="float">
            <text:p>106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esburg</text:p>
          </table:table-cell>
          <table:table-cell table:style-name="Default"/>
          <table:table-cell ns41:value-type="float" table:style-name="ce16" office:value="1035" office:value-type="float">
            <text:p>1035</text:p>
          </table:table-cell>
          <table:table-cell ns41:value-type="float" table:style-name="TL Data" office:value="1149" office:value-type="float">
            <text:p>114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5" office:value="10327" office:value-type="float">
            <text:p>1032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etinchem(Ambt)</text:p>
          </table:table-cell>
          <table:table-cell table:style-name="Default"/>
          <table:table-cell ns41:value-type="float" table:style-name="ce16" office:value="1312" office:value-type="float">
            <text:p>1312</text:p>
          </table:table-cell>
          <table:table-cell ns41:value-type="float" table:style-name="TL Data" office:value="1109" office:value-type="float">
            <text:p>110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ce29" office:value="1010" office:value-type="float">
            <text:p>1010</text:p>
          </table:table-cell>
          <table:table-cell ns41:value-type="float" table:style-name="ce35" office:value="10396" office:value-type="float">
            <text:p>103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etinchem(stad)</text:p>
          </table:table-cell>
          <table:table-cell table:style-name="Default"/>
          <table:table-cell ns41:value-type="float" table:style-name="ce16" office:value="1204" office:value-type="float">
            <text:p>1204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35" office:value="10603" office:value-type="float">
            <text:p>1060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ornspijk</text:p>
          </table:table-cell>
          <table:table-cell table:style-name="Default"/>
          <table:table-cell ns41:value-type="float" table:style-name="ce16" office:value="1226" office:value-type="float">
            <text:p>1226</text:p>
          </table:table-cell>
          <table:table-cell ns41:value-type="float" table:style-name="TL Data" office:value="1261" office:value-type="float">
            <text:p>126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5" office:value="10069" office:value-type="float">
            <text:p>1006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oorwerth</text:p>
          </table:table-cell>
          <table:table-cell table:style-name="Default"/>
          <table:table-cell ns41:value-type="float" table:style-name="ce16" office:value="149" office:value-type="float">
            <text:p>14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29" office:value="1046" office:value-type="float">
            <text:p>1046</text:p>
          </table:table-cell>
          <table:table-cell ns41:value-type="float" table:style-name="ce35" office:value="11304" office:value-type="float">
            <text:p>1130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reumel</text:p>
          </table:table-cell>
          <table:table-cell table:style-name="Default"/>
          <table:table-cell ns41:value-type="float" table:style-name="ce16" office:value="79" office:value-type="float">
            <text:p>79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942" office:value-type="float">
            <text:p>942</text:p>
          </table:table-cell>
          <table:table-cell table:style-name="TL Data" table:number-columns-repeated="8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ce29" office:value="224" office:value-type="float">
            <text:p>224</text:p>
          </table:table-cell>
          <table:table-cell ns41:value-type="float" table:style-name="ce35" office:value="11232" office:value-type="float">
            <text:p>112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riel</text:p>
          </table:table-cell>
          <table:table-cell table:style-name="Default"/>
          <table:table-cell ns41:value-type="float" table:style-name="ce16" office:value="273" office:value-type="float">
            <text:p>273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266" office:value-type="float">
            <text:p>126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29" office:value="1248" office:value-type="float">
            <text:p>1248</text:p>
          </table:table-cell>
          <table:table-cell ns41:value-type="float" table:style-name="ce35" office:value="10341" office:value-type="float">
            <text:p>1034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ruten</text:p>
          </table:table-cell>
          <table:table-cell table:style-name="Default"/>
          <table:table-cell ns41:value-type="float" table:style-name="ce16" office:value="99" office:value-type="float">
            <text:p>99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1988" office:value-type="float">
            <text:p>198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35" office:value="10068" office:value-type="float">
            <text:p>1006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Durven</text:p>
          </table:table-cell>
          <table:table-cell table:style-name="Default"/>
          <table:table-cell ns41:value-type="float" table:style-name="ce16" office:value="54" office:value-type="float">
            <text:p>54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14" office:value-type="float">
            <text:p>1314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35" office:value="11028" office:value-type="float">
            <text:p>1102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chteld</text:p>
          </table:table-cell>
          <table:table-cell table:style-name="Default"/>
          <table:table-cell ns41:value-type="float" table:style-name="ce16" office:value="1222" office:value-type="float">
            <text:p>1222</text:p>
          </table:table-cell>
          <table:table-cell ns41:value-type="float" table:style-name="TL Data" office:value="1051" office:value-type="float">
            <text:p>105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8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35" office:value="10832" office:value-type="float">
            <text:p>108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de</text:p>
          </table:table-cell>
          <table:table-cell table:style-name="Default"/>
          <table:table-cell ns41:value-type="float" table:style-name="ce16" office:value="5457" office:value-type="float">
            <text:p>5457</text:p>
          </table:table-cell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695" office:value-type="float">
            <text:p>6695</text:p>
          </table:table-cell>
          <table:table-cell ns41:value-type="float" table:style-name="TL Data" office:value="6402" office:value-type="float">
            <text:p>6402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35" office:value="10743" office:value-type="float">
            <text:p>10743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ilbergen</text:p>
          </table:table-cell>
          <table:table-cell table:style-name="Default"/>
          <table:table-cell ns41:value-type="float" table:style-name="ce16" office:value="1200" office:value-type="float">
            <text:p>1200</text:p>
          </table:table-cell>
          <table:table-cell ns41:value-type="float" table:style-name="TL Data" office:value="1198" office:value-type="float">
            <text:p>11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224" office:value-type="float">
            <text:p>1224</text:p>
          </table:table-cell>
          <table:table-cell table:style-name="TL Data" table:number-columns-repeated="2"/>
          <table:table-cell ns41:value-type="float" office:value="45" table:style-name="TL Data" table:number-columns-repeated="2" office:value-type="float">
            <text:p>45</text:p>
          </table:table-cell>
          <table:table-cell table:style-name="TL Data" table:number-columns-repeated="4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ce29" office:value="229" office:value-type="float">
            <text:p>229</text:p>
          </table:table-cell>
          <table:table-cell ns41:value-type="float" table:style-name="ce35" office:value="10436" office:value-type="float">
            <text:p>1043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lburg</text:p>
          </table:table-cell>
          <table:table-cell table:style-name="Default"/>
          <table:table-cell ns41:value-type="float" table:style-name="ce16" office:value="1151" office:value-type="float">
            <text:p>1151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ce29" office:value="230" office:value-type="float">
            <text:p>230</text:p>
          </table:table-cell>
          <table:table-cell ns41:value-type="float" table:style-name="ce35" office:value="11113" office:value-type="float">
            <text:p>1111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lst</text:p>
          </table:table-cell>
          <table:table-cell table:style-name="Default"/>
          <table:table-cell ns41:value-type="float" table:style-name="ce16" office:value="1238" office:value-type="float">
            <text:p>1238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793" office:value-type="float">
            <text:p>179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5" office:value="11188" office:value-type="float">
            <text:p>1118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pe</text:p>
          </table:table-cell>
          <table:table-cell table:style-name="Default"/>
          <table:table-cell ns41:value-type="float" table:style-name="ce16" office:value="3474" office:value-type="float">
            <text:p>3474</text:p>
          </table:table-cell>
          <table:table-cell ns41:value-type="float" table:style-name="TL Data" office:value="3113" office:value-type="float">
            <text:p>3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35" office:value="10940" office:value-type="float">
            <text:p>1094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melo</text:p>
          </table:table-cell>
          <table:table-cell table:style-name="Default"/>
          <table:table-cell ns41:value-type="float" table:style-name="ce16" office:value="2318" office:value-type="float">
            <text:p>2318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35" office:value="10732" office:value-type="float">
            <text:p>1073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st en Opijnen</text:p>
          </table:table-cell>
          <table:table-cell table:style-name="Default"/>
          <table:table-cell ns41:value-type="float" table:style-name="ce16" office:value="562" office:value-type="float">
            <text:p>562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29" office:value="234" office:value-type="float">
            <text:p>234</text:p>
          </table:table-cell>
          <table:table-cell ns41:value-type="float" table:style-name="ce35" office:value="11092" office:value-type="float">
            <text:p>1109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Ewijk</text:p>
          </table:table-cell>
          <table:table-cell table:style-name="Default"/>
          <table:table-cell ns41:value-type="float" table:style-name="ce16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4"/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922" office:value-type="float">
            <text:p>922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ce29" office:value="235" office:value-type="float">
            <text:p>235</text:p>
          </table:table-cell>
          <table:table-cell ns41:value-type="float" table:style-name="ce35" office:value="10471" office:value-type="float">
            <text:p>1047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ameren</text:p>
          </table:table-cell>
          <table:table-cell table:style-name="Default"/>
          <table:table-cell ns41:value-type="float" table:style-name="ce16" office:value="764" office:value-type="float">
            <text:p>764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ce29" office:value="1058" office:value-type="float">
            <text:p>1058</text:p>
          </table:table-cell>
          <table:table-cell ns41:value-type="float" table:style-name="ce35" office:value="10037" office:value-type="float">
            <text:p>1003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eldermalsen</text:p>
          </table:table-cell>
          <table:table-cell table:style-name="Default"/>
          <table:table-cell ns41:value-type="float" table:style-name="ce16" office:value="1341" office:value-type="float">
            <text:p>1341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35" office:value="10881" office:value-type="float">
            <text:p>1088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endringen</text:p>
          </table:table-cell>
          <table:table-cell table:style-name="Default"/>
          <table:table-cell ns41:value-type="float" table:style-name="ce16" office:value="704" office:value-type="float">
            <text:p>704</text:p>
          </table:table-cell>
          <table:table-cell ns41:value-type="float" table:style-name="TL Data" office:value="662" office:value-type="float">
            <text:p>6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039" office:value-type="float">
            <text:p>203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35" office:value="10260" office:value-type="float">
            <text:p>1026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ent</text:p>
          </table:table-cell>
          <table:table-cell table:style-name="Default"/>
          <table:table-cell ns41:value-type="float" table:style-name="ce16" office:value="110" office:value-type="float">
            <text:p>110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26" office:value-type="float">
            <text:p>11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35" office:value="10440" office:value-type="float">
            <text:p>1044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orsel</text:p>
          </table:table-cell>
          <table:table-cell table:style-name="Default"/>
          <table:table-cell ns41:value-type="float" table:style-name="ce16" office:value="2230" office:value-type="float">
            <text:p>2230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35" office:value="10085" office:value-type="float">
            <text:p>10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roenlo</text:p>
          </table:table-cell>
          <table:table-cell table:style-name="Default"/>
          <table:table-cell ns41:value-type="float" table:style-name="ce16" office:value="218" office:value-type="float">
            <text:p>218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35" office:value="11094" office:value-type="float">
            <text:p>1109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Groesbeek</text:p>
          </table:table-cell>
          <table:table-cell table:style-name="Default"/>
          <table:table-cell ns41:value-type="float" table:style-name="ce16" office:value="116" office:value-type="float">
            <text:p>11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452" office:value-type="float">
            <text:p>2452</text:p>
          </table:table-cell>
          <table:table-cell ns41:value-type="float" table:style-name="TL Data" office:value="2309" office:value-type="float">
            <text:p>230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35" office:value="10616" office:value-type="float">
            <text:p>1061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aften</text:p>
          </table:table-cell>
          <table:table-cell table:style-name="Default"/>
          <table:table-cell ns41:value-type="float" table:style-name="ce16" office:value="1135" office:value-type="float">
            <text:p>1135</text:p>
          </table:table-cell>
          <table:table-cell ns41:value-type="float" table:style-name="TL Data" office:value="906" office:value-type="float">
            <text:p>906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35" office:value="10125" office:value-type="float">
            <text:p>10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rderwijk</text:p>
          </table:table-cell>
          <table:table-cell table:style-name="Default"/>
          <table:table-cell ns41:value-type="float" table:style-name="ce16" office:value="2658" office:value-type="float">
            <text:p>2658</text:p>
          </table:table-cell>
          <table:table-cell ns41:value-type="float" table:style-name="TL Data" office:value="2526" office:value-type="float">
            <text:p>25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5" office:value="10786" office:value-type="float">
            <text:p>1078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attem</text:p>
          </table:table-cell>
          <table:table-cell table:style-name="Default"/>
          <table:table-cell ns41:value-type="float" table:style-name="ce16" office:value="1190" office:value-type="float">
            <text:p>1190</text:p>
          </table:table-cell>
          <table:table-cell ns41:value-type="float" table:style-name="TL Data" office:value="1080" office:value-type="float">
            <text:p>108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35" office:value="10673" office:value-type="float">
            <text:p>1067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del</text:p>
          </table:table-cell>
          <table:table-cell table:style-name="Default"/>
          <table:table-cell ns41:value-type="float" table:style-name="ce16" office:value="508" office:value-type="float">
            <text:p>508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35" office:value="10982" office:value-type="float">
            <text:p>109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erde</text:p>
          </table:table-cell>
          <table:table-cell table:style-name="Default"/>
          <table:table-cell ns41:value-type="float" table:style-name="ce16" office:value="2297" office:value-type="float">
            <text:p>2297</text:p>
          </table:table-cell>
          <table:table-cell ns41:value-type="float" table:style-name="TL Data" office:value="2099" office:value-type="float">
            <text:p>209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35" office:value="10291" office:value-type="float">
            <text:p>1029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erewaarde</text:p>
          </table:table-cell>
          <table:table-cell table:style-name="Default"/>
          <table:table-cell ns41:value-type="float" table:style-name="ce16" office:value="444" office:value-type="float">
            <text:p>444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35" office:value="10067" office:value-type="float">
            <text:p>100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mmen</text:p>
          </table:table-cell>
          <table:table-cell table:style-name="Default"/>
          <table:table-cell ns41:value-type="float" table:style-name="ce16" office:value="105" office:value-type="float">
            <text:p>10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29" office:value="1076" office:value-type="float">
            <text:p>1076</text:p>
          </table:table-cell>
          <table:table-cell ns41:value-type="float" table:style-name="ce35" office:value="11162" office:value-type="float">
            <text:p>1116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ngelo</text:p>
          </table:table-cell>
          <table:table-cell table:style-name="Default"/>
          <table:table-cell ns41:value-type="float" table:style-name="ce16" office:value="1179" office:value-type="float">
            <text:p>1179</text:p>
          </table:table-cell>
          <table:table-cell ns41:value-type="float" table:style-name="TL Data" office:value="1091" office:value-type="float">
            <text:p>109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7" office:value-type="float">
            <text:p>56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ce29" office:value="248" office:value-type="float">
            <text:p>248</text:p>
          </table:table-cell>
          <table:table-cell ns41:value-type="float" table:style-name="ce35" office:value="10359" office:value-type="float">
            <text:p>103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rwen en aerd</text:p>
          </table:table-cell>
          <table:table-cell table:style-name="Default"/>
          <table:table-cell ns41:value-type="float" table:style-name="ce16" office:value="285" office:value-type="float">
            <text:p>285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443" office:value-type="float">
            <text:p>144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35" office:value="10819" office:value-type="float">
            <text:p>1081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rwijnen</text:p>
          </table:table-cell>
          <table:table-cell table:style-name="Default"/>
          <table:table-cell ns41:value-type="float" table:style-name="ce16" office:value="785" office:value-type="float">
            <text:p>785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4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35" office:value="11266" office:value-type="float">
            <text:p>1126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teren</text:p>
          </table:table-cell>
          <table:table-cell table:style-name="Default"/>
          <table:table-cell ns41:value-type="float" table:style-name="ce16" office:value="730" office:value-type="float">
            <text:p>730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ce29" office:value="251" office:value-type="float">
            <text:p>251</text:p>
          </table:table-cell>
          <table:table-cell ns41:value-type="float" table:style-name="ce35" office:value="10290" office:value-type="float">
            <text:p>1029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eunen</text:p>
          </table:table-cell>
          <table:table-cell table:style-name="Default"/>
          <table:table-cell ns41:value-type="float" table:style-name="ce16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8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ce29" office:value="252" office:value-type="float">
            <text:p>252</text:p>
          </table:table-cell>
          <table:table-cell ns41:value-type="float" table:style-name="ce35" office:value="10600" office:value-type="float">
            <text:p>1060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oevenlaken</text:p>
          </table:table-cell>
          <table:table-cell table:style-name="Default"/>
          <table:table-cell ns41:value-type="float" table:style-name="ce16" office:value="424" office:value-type="float">
            <text:p>424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35" office:value="11358" office:value-type="float">
            <text:p>1135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orssen</text:p>
          </table:table-cell>
          <table:table-cell table:style-name="Default"/>
          <table:table-cell ns41:value-type="float" table:style-name="ce16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8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254" office:value-type="float">
            <text:p>254</text:p>
          </table:table-cell>
          <table:table-cell ns41:value-type="float" table:style-name="ce35" office:value="10607" office:value-type="float">
            <text:p>106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uissen</text:p>
          </table:table-cell>
          <table:table-cell table:style-name="Default"/>
          <table:table-cell ns41:value-type="float" table:style-name="ce16" office:value="80" office:value-type="float">
            <text:p>8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1813" office:value-type="float">
            <text:p>18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ce29" office:value="255" office:value-type="float">
            <text:p>255</text:p>
          </table:table-cell>
          <table:table-cell ns41:value-type="float" table:style-name="ce35" office:value="11047" office:value-type="float">
            <text:p>110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ummelo</text:p>
          </table:table-cell>
          <table:table-cell table:style-name="Default"/>
          <table:table-cell ns41:value-type="float" table:style-name="ce16" office:value="1283" office:value-type="float">
            <text:p>1283</text:p>
          </table:table-cell>
          <table:table-cell ns41:value-type="float" table:style-name="TL Data" office:value="1206" office:value-type="float">
            <text:p>12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35" office:value="11235" office:value-type="float">
            <text:p>112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Hurwenen</text:p>
          </table:table-cell>
          <table:table-cell table:style-name="Default"/>
          <table:table-cell ns41:value-type="float" table:style-name="ce16" office:value="169" office:value-type="float">
            <text:p>16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8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ce29" office:value="1089" office:value-type="float">
            <text:p>1089</text:p>
          </table:table-cell>
          <table:table-cell ns41:value-type="float" table:style-name="ce35" office:value="11432" office:value-type="float">
            <text:p>114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erkwijk</text:p>
          </table:table-cell>
          <table:table-cell table:style-name="Default"/>
          <table:table-cell ns41:value-type="float" table:style-name="ce16" office:value="508" office:value-type="float">
            <text:p>508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35" office:value="10791" office:value-type="float">
            <text:p>1079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Kesteren</text:p>
          </table:table-cell>
          <table:table-cell table:style-name="Default"/>
          <table:table-cell ns41:value-type="float" table:style-name="ce16" office:value="1433" office:value-type="float">
            <text:p>1433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35" office:value="10916" office:value-type="float">
            <text:p>109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aren</text:p>
          </table:table-cell>
          <table:table-cell table:style-name="Default"/>
          <table:table-cell ns41:value-type="float" table:style-name="ce16" office:value="1926" office:value-type="float">
            <text:p>1926</text:p>
          </table:table-cell>
          <table:table-cell ns41:value-type="float" table:style-name="TL Data" office:value="1751" office:value-type="float">
            <text:p>17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10098" office:value-type="float">
            <text:p>1009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ichtenvoorde</text:p>
          </table:table-cell>
          <table:table-cell table:style-name="Default"/>
          <table:table-cell ns41:value-type="float" table:style-name="ce16" office:value="234" office:value-type="float">
            <text:p>234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763" office:value-type="float">
            <text:p>176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35" office:value="10242" office:value-type="float">
            <text:p>102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ienden</text:p>
          </table:table-cell>
          <table:table-cell table:style-name="Default"/>
          <table:table-cell ns41:value-type="float" table:style-name="ce16" office:value="2060" office:value-type="float">
            <text:p>2060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ce29" office:value="261" office:value-type="float">
            <text:p>261</text:p>
          </table:table-cell>
          <table:table-cell ns41:value-type="float" table:style-name="ce35" office:value="11093" office:value-type="float">
            <text:p>1109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Lochem</text:p>
          </table:table-cell>
          <table:table-cell table:style-name="Default"/>
          <table:table-cell ns41:value-type="float" table:style-name="ce16" office:value="1409" office:value-type="float">
            <text:p>1409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35" office:value="11263" office:value-type="float">
            <text:p>1126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oarik</text:p>
          </table:table-cell>
          <table:table-cell table:style-name="Default"/>
          <table:table-cell ns41:value-type="float" table:style-name="ce16" office:value="1811" office:value-type="float">
            <text:p>1811</text:p>
          </table:table-cell>
          <table:table-cell ns41:value-type="float" table:style-name="TL Data" office:value="1598" office:value-type="float">
            <text:p>159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8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35" office:value="10300" office:value-type="float">
            <text:p>1030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Millingen</text:p>
          </table:table-cell>
          <table:table-cell table:style-name="Default"/>
          <table:table-cell ns41:value-type="float" table:style-name="ce16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252" office:value-type="float">
            <text:p>125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ce29" office:value="1259" office:value-type="float">
            <text:p>1259</text:p>
          </table:table-cell>
          <table:table-cell ns41:value-type="float" table:style-name="ce35" office:value="10072" office:value-type="float">
            <text:p>1007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ederhemert</text:p>
          </table:table-cell>
          <table:table-cell table:style-name="Default"/>
          <table:table-cell ns41:value-type="float" table:style-name="ce16" office:value="391" office:value-type="float">
            <text:p>391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1115" office:value-type="float">
            <text:p>1115</text:p>
          </table:table-cell>
          <table:table-cell ns41:value-type="float" table:style-name="ce35" office:value="10310" office:value-type="float">
            <text:p>1031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eede</text:p>
          </table:table-cell>
          <table:table-cell table:style-name="Default"/>
          <table:table-cell ns41:value-type="float" table:style-name="ce16" office:value="1495" office:value-type="float">
            <text:p>1495</text:p>
          </table:table-cell>
          <table:table-cell ns41:value-type="float" table:style-name="TL Data" office:value="1372" office:value-type="float">
            <text:p>137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35" office:value="10367" office:value-type="float">
            <text:p>103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Nijkerk</text:p>
          </table:table-cell>
          <table:table-cell table:style-name="Default"/>
          <table:table-cell ns41:value-type="float" table:style-name="ce16" office:value="2372" office:value-type="float">
            <text:p>2372</text:p>
          </table:table-cell>
          <table:table-cell ns41:value-type="float" table:style-name="TL Data" office:value="2226" office:value-type="float">
            <text:p>22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35" office:value="10446" office:value-type="float">
            <text:p>104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ldebroek</text:p>
          </table:table-cell>
          <table:table-cell table:style-name="Default"/>
          <table:table-cell ns41:value-type="float" table:style-name="ce16" office:value="2160" office:value-type="float">
            <text:p>2160</text:p>
          </table:table-cell>
          <table:table-cell ns41:value-type="float" table:style-name="TL Data" office:value="2031" office:value-type="float">
            <text:p>2031</text:p>
          </table:table-cell>
          <table:table-cell table:style-name="TL Data" table:number-columns-repeated="4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ce29" office:value="269" office:value-type="float">
            <text:p>269</text:p>
          </table:table-cell>
          <table:table-cell ns41:value-type="float" table:style-name="ce35" office:value="11106" office:value-type="float">
            <text:p>111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phemmert</text:p>
          </table:table-cell>
          <table:table-cell table:style-name="Default"/>
          <table:table-cell ns41:value-type="float" table:style-name="ce16" office:value="590" office:value-type="float">
            <text:p>590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29" office:value="270" office:value-type="float">
            <text:p>270</text:p>
          </table:table-cell>
          <table:table-cell ns41:value-type="float" table:style-name="ce35" office:value="10829" office:value-type="float">
            <text:p>1082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Overasselt</text:p>
          </table:table-cell>
          <table:table-cell table:style-name="Default"/>
          <table:table-cell ns41:value-type="float" table:style-name="ce16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8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ce29" office:value="271" office:value-type="float">
            <text:p>271</text:p>
          </table:table-cell>
          <table:table-cell ns41:value-type="float" table:style-name="ce35" office:value="10952" office:value-type="float">
            <text:p>1095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Pannerden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8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35" office:value="10518" office:value-type="float">
            <text:p>1051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Poederrooien</text:p>
          </table:table-cell>
          <table:table-cell table:style-name="Default"/>
          <table:table-cell ns41:value-type="float" table:style-name="ce16" office:value="429" office:value-type="float">
            <text:p>429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29" office:value="1155" office:value-type="float">
            <text:p>1155</text:p>
          </table:table-cell>
          <table:table-cell ns41:value-type="float" table:style-name="ce35" office:value="10135" office:value-type="float">
            <text:p>101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Putten</text:p>
          </table:table-cell>
          <table:table-cell table:style-name="Default"/>
          <table:table-cell ns41:value-type="float" table:style-name="ce16" office:value="2100" office:value-type="float">
            <text:p>2100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35" office:value="11109" office:value-type="float">
            <text:p>1110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enkum</text:p>
          </table:table-cell>
          <table:table-cell table:style-name="Default"/>
          <table:table-cell ns41:value-type="float" table:style-name="ce16" office:value="2160" office:value-type="float">
            <text:p>2160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ce29" office:value="274" office:value-type="float">
            <text:p>274</text:p>
          </table:table-cell>
          <table:table-cell ns41:value-type="float" table:style-name="ce35" office:value="11325" office:value-type="float">
            <text:p>1132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heden</text:p>
          </table:table-cell>
          <table:table-cell table:style-name="Default"/>
          <table:table-cell ns41:value-type="float" table:style-name="ce16" office:value="4576" office:value-type="float">
            <text:p>4576</text:p>
          </table:table-cell>
          <table:table-cell ns41:value-type="float" table:style-name="TL Data" office:value="4734" office:value-type="float">
            <text:p>47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35" office:value="11355" office:value-type="float">
            <text:p>1135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ossem</text:p>
          </table:table-cell>
          <table:table-cell table:style-name="Default"/>
          <table:table-cell ns41:value-type="float" table:style-name="ce16" office:value="350" office:value-type="float">
            <text:p>350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1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ce29" office:value="276" office:value-type="float">
            <text:p>276</text:p>
          </table:table-cell>
          <table:table-cell ns41:value-type="float" table:style-name="ce35" office:value="10860" office:value-type="float">
            <text:p>108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ozendaal</text:p>
          </table:table-cell>
          <table:table-cell table:style-name="Default"/>
          <table:table-cell ns41:value-type="float" table:style-name="ce16" office:value="208" office:value-type="float">
            <text:p>20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5" office:value="10684" office:value-type="float">
            <text:p>1068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Ruurlo</text:p>
          </table:table-cell>
          <table:table-cell table:style-name="Default"/>
          <table:table-cell ns41:value-type="float" table:style-name="ce16" office:value="1043" office:value-type="float">
            <text:p>1043</text:p>
          </table:table-cell>
          <table:table-cell ns41:value-type="float" table:style-name="TL Data" office:value="998" office:value-type="float">
            <text:p>99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35" office:value="10879" office:value-type="float">
            <text:p>1087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cherpenzeel</text:p>
          </table:table-cell>
          <table:table-cell table:style-name="Default"/>
          <table:table-cell ns41:value-type="float" table:style-name="ce16" office:value="625" office:value-type="float">
            <text:p>625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ce29" office:value="279" office:value-type="float">
            <text:p>279</text:p>
          </table:table-cell>
          <table:table-cell ns41:value-type="float" table:style-name="ce35" office:value="11146" office:value-type="float">
            <text:p>1114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Steenderen</text:p>
          </table:table-cell>
          <table:table-cell table:style-name="Default"/>
          <table:table-cell ns41:value-type="float" table:style-name="ce16" office:value="967" office:value-type="float">
            <text:p>967</text:p>
          </table:table-cell>
          <table:table-cell ns41:value-type="float" table:style-name="TL Data" office:value="851" office:value-type="float">
            <text:p>85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35" office:value="10497" office:value-type="float">
            <text:p>104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iel</text:p>
          </table:table-cell>
          <table:table-cell table:style-name="Default"/>
          <table:table-cell ns41:value-type="float" table:style-name="ce16" office:value="3025" office:value-type="float">
            <text:p>3025</text:p>
          </table:table-cell>
          <table:table-cell ns41:value-type="float" table:style-name="TL Data" office:value="3311" office:value-type="float">
            <text:p>3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499" office:value-type="float">
            <text:p>1499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35" office:value="10027" office:value-type="float">
            <text:p>10027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Ubbergen</text:p>
          </table:table-cell>
          <table:table-cell table:style-name="Default"/>
          <table:table-cell ns41:value-type="float" table:style-name="ce16" office:value="136" office:value-type="float">
            <text:p>13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577" office:value-type="float">
            <text:p>157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35" office:value="10408" office:value-type="float">
            <text:p>1040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alburg</text:p>
          </table:table-cell>
          <table:table-cell table:style-name="Default"/>
          <table:table-cell ns41:value-type="float" table:style-name="ce16" office:value="1492" office:value-type="float">
            <text:p>1492</text:p>
          </table:table-cell>
          <table:table-cell ns41:value-type="float" table:style-name="TL Data" office:value="1791" office:value-type="float">
            <text:p>179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971" office:value-type="float">
            <text:p>97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35" office:value="11071" office:value-type="float">
            <text:p>1107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arik</text:p>
          </table:table-cell>
          <table:table-cell table:style-name="Default"/>
          <table:table-cell ns41:value-type="float" table:style-name="ce16" office:value="455" office:value-type="float">
            <text:p>455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ce29" office:value="284" office:value-type="float">
            <text:p>284</text:p>
          </table:table-cell>
          <table:table-cell ns41:value-type="float" table:style-name="ce35" office:value="11064" office:value-type="float">
            <text:p>1106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oorst</text:p>
          </table:table-cell>
          <table:table-cell table:style-name="Default"/>
          <table:table-cell ns41:value-type="float" table:style-name="ce16" office:value="3621" office:value-type="float">
            <text:p>3621</text:p>
          </table:table-cell>
          <table:table-cell ns41:value-type="float" table:style-name="TL Data" office:value="3312" office:value-type="float">
            <text:p>33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982" office:value-type="float">
            <text:p>98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434" office:value-type="float">
            <text:p>4434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35" office:value="10912" office:value-type="float">
            <text:p>1091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orden</text:p>
          </table:table-cell>
          <table:table-cell table:style-name="Default"/>
          <table:table-cell ns41:value-type="float" table:style-name="ce16" office:value="1216" office:value-type="float">
            <text:p>1216</text:p>
          </table:table-cell>
          <table:table-cell ns41:value-type="float" table:style-name="TL Data" office:value="1116" office:value-type="float">
            <text:p>1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35" office:value="10957" office:value-type="float">
            <text:p>109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Vuren</text:p>
          </table:table-cell>
          <table:table-cell table:style-name="Default"/>
          <table:table-cell ns41:value-type="float" table:style-name="ce16" office:value="753" office:value-type="float">
            <text:p>753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35" office:value="11376" office:value-type="float">
            <text:p>1137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ardeburg</text:p>
          </table:table-cell>
          <table:table-cell table:style-name="Default"/>
          <table:table-cell ns41:value-type="float" table:style-name="ce16" office:value="608" office:value-type="float">
            <text:p>60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35" office:value="10238" office:value-type="float">
            <text:p>102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ardenoien</text:p>
          </table:table-cell>
          <table:table-cell table:style-name="Default"/>
          <table:table-cell ns41:value-type="float" table:style-name="ce16" office:value="683" office:value-type="float">
            <text:p>683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29" office:value="1218" office:value-type="float">
            <text:p>1218</text:p>
          </table:table-cell>
          <table:table-cell ns41:value-type="float" table:style-name="ce35" office:value="10201" office:value-type="float">
            <text:p>1020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geningen</text:p>
          </table:table-cell>
          <table:table-cell table:style-name="Default"/>
          <table:table-cell ns41:value-type="float" table:style-name="ce16" office:value="2616" office:value-type="float">
            <text:p>2616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88" office:value-type="float">
            <text:p>3788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ce29" office:value="289" office:value-type="float">
            <text:p>289</text:p>
          </table:table-cell>
          <table:table-cell ns41:value-type="float" table:style-name="ce35" office:value="11010" office:value-type="float">
            <text:p>1101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mel</text:p>
          </table:table-cell>
          <table:table-cell table:style-name="Default"/>
          <table:table-cell ns41:value-type="float" table:style-name="ce16" office:value="172" office:value-type="float">
            <text:p>172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2216" office:value-type="float">
            <text:p>22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ce29" office:value="290" office:value-type="float">
            <text:p>290</text:p>
          </table:table-cell>
          <table:table-cell ns41:value-type="float" table:style-name="ce35" office:value="10042" office:value-type="float">
            <text:p>100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arnsveld</text:p>
          </table:table-cell>
          <table:table-cell table:style-name="Default"/>
          <table:table-cell ns41:value-type="float" table:style-name="ce16" office:value="1090" office:value-type="float">
            <text:p>109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5" office:value="10838" office:value-type="float">
            <text:p>108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hl</text:p>
          </table:table-cell>
          <table:table-cell table:style-name="Default"/>
          <table:table-cell ns41:value-type="float" table:style-name="ce16" office:value="105" office:value-type="float">
            <text:p>105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14"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63" office:value-type="float">
            <text:p>96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29" office:value="292" office:value-type="float">
            <text:p>292</text:p>
          </table:table-cell>
          <table:table-cell ns41:value-type="float" table:style-name="ce35" office:value="11116" office:value-type="float">
            <text:p>111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estervoort</text:p>
          </table:table-cell>
          <table:table-cell table:style-name="Default"/>
          <table:table-cell ns41:value-type="float" table:style-name="ce16" office:value="226" office:value-type="float">
            <text:p>226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49" office:value-type="float">
            <text:p>54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ce29" office:value="293" office:value-type="float">
            <text:p>293</text:p>
          </table:table-cell>
          <table:table-cell ns41:value-type="float" table:style-name="ce35" office:value="11085" office:value-type="float">
            <text:p>11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nterwijk</text:p>
          </table:table-cell>
          <table:table-cell table:style-name="Default"/>
          <table:table-cell ns41:value-type="float" table:style-name="ce16" office:value="3719" office:value-type="float">
            <text:p>3719</text:p>
          </table:table-cell>
          <table:table-cell ns41:value-type="float" table:style-name="TL Data" office:value="3619" office:value-type="float">
            <text:p>36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22" office:value-type="float">
            <text:p>622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35" office:value-type="float">
            <text:p>473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35" office:value="11119" office:value-type="float">
            <text:p>1111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sch</text:p>
          </table:table-cell>
          <table:table-cell table:style-name="Default"/>
          <table:table-cell ns41:value-type="float" table:style-name="ce16" office:value="2125" office:value-type="float">
            <text:p>2125</text:p>
          </table:table-cell>
          <table:table-cell ns41:value-type="float" table:style-name="TL Data" office:value="1983" office:value-type="float">
            <text:p>198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35" office:value="10318" office:value-type="float">
            <text:p>1031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Wijchen</text:p>
          </table:table-cell>
          <table:table-cell table:style-name="Default"/>
          <table:table-cell ns41:value-type="float" table:style-name="ce16" office:value="67" office:value-type="float">
            <text:p>6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1835" office:value-type="float">
            <text:p>1835</text:p>
          </table:table-cell>
          <table:table-cell table:style-name="TL Data" table:number-columns-repeated="8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ce29" office:value="296" office:value-type="float">
            <text:p>296</text:p>
          </table:table-cell>
          <table:table-cell ns41:value-type="float" table:style-name="ce35" office:value="10723" office:value-type="float">
            <text:p>1072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Ijzendoorn</text:p>
          </table:table-cell>
          <table:table-cell table:style-name="Default"/>
          <table:table-cell ns41:value-type="float" table:style-name="ce16" office:value="299" office:value-type="float">
            <text:p>299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29" office:value="1231" office:value-type="float">
            <text:p>1231</text:p>
          </table:table-cell>
          <table:table-cell ns41:value-type="float" table:style-name="ce35" office:value="11430" office:value-type="float">
            <text:p>1143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altbommel</text:p>
          </table:table-cell>
          <table:table-cell table:style-name="Default"/>
          <table:table-cell ns41:value-type="float" table:style-name="ce16" office:value="1231" office:value-type="float">
            <text:p>1231</text:p>
          </table:table-cell>
          <table:table-cell ns41:value-type="float" table:style-name="TL Data" office:value="1473" office:value-type="float">
            <text:p>147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8" table:style-name="TL Data" table:number-columns-repeated="3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35" office:value="10557" office:value-type="float">
            <text:p>105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elhem</text:p>
          </table:table-cell>
          <table:table-cell table:style-name="Default"/>
          <table:table-cell ns41:value-type="float" table:style-name="ce16" office:value="1448" office:value-type="float">
            <text:p>1448</text:p>
          </table:table-cell>
          <table:table-cell ns41:value-type="float" table:style-name="TL Data" office:value="1395" office:value-type="float">
            <text:p>1395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ce29" office:value="298" office:value-type="float">
            <text:p>298</text:p>
          </table:table-cell>
          <table:table-cell ns41:value-type="float" table:style-name="ce35" office:value="11159" office:value-type="float">
            <text:p>111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evennaar</text:p>
          </table:table-cell>
          <table:table-cell table:style-name="Default"/>
          <table:table-cell ns41:value-type="float" table:style-name="ce16" office:value="166" office:value-type="float">
            <text:p>166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1841" office:value-type="float">
            <text:p>1841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35" office:value="10938" office:value-type="float">
            <text:p>109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oelen</text:p>
          </table:table-cell>
          <table:table-cell table:style-name="Default"/>
          <table:table-cell ns41:value-type="float" table:style-name="ce16" office:value="1189" office:value-type="float">
            <text:p>1189</text:p>
          </table:table-cell>
          <table:table-cell ns41:value-type="float" table:style-name="TL Data" office:value="1118" office:value-type="float">
            <text:p>11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35" office:value="10897" office:value-type="float">
            <text:p>108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uilichem</text:p>
          </table:table-cell>
          <table:table-cell table:style-name="Default"/>
          <table:table-cell ns41:value-type="float" table:style-name="ce16" office:value="359" office:value-type="float">
            <text:p>359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29" office:value="1243" office:value-type="float">
            <text:p>1243</text:p>
          </table:table-cell>
          <table:table-cell ns41:value-type="float" table:style-name="ce35" office:value="11036" office:value-type="float">
            <text:p>1103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Zutphen</text:p>
          </table:table-cell>
          <table:table-cell table:style-name="Default"/>
          <table:table-cell ns41:value-type="float" table:style-name="ce16" office:value="5755" office:value-type="float">
            <text:p>5755</text:p>
          </table:table-cell>
          <table:table-cell ns41:value-type="float" table:style-name="TL Data" office:value="6484" office:value-type="float">
            <text:p>64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ce29" office:value="301" office:value-type="float">
            <text:p>301</text:p>
          </table:table-cell>
          <table:table-cell ns41:value-type="float" table:style-name="ce35" office:value="10254" office:value-type="float">
            <text:p>1025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6">
          <table:table-cell ns41:value-type="string" table:style-name="ce8" office:value-type="string">
            <text:p>Totaal der overige gemeenten</text:p>
          </table:table-cell>
          <table:table-cell table:style-name="Default"/>
          <table:table-cell ns41:value-type="float" table:style-name="ce16" office:value="129143" office:value-type="float">
            <text:p>129143</text:p>
          </table:table-cell>
          <table:table-cell ns41:value-type="float" table:style-name="TL Data" office:value="124510" office:value-type="float">
            <text:p>1245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283" office:value-type="float">
            <text:p>4283</text:p>
          </table:table-cell>
          <table:table-cell ns41:value-type="float" table:style-name="TL Data" office:value="4208" office:value-type="float">
            <text:p>420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550" office:value-type="float">
            <text:p>8550</text:p>
          </table:table-cell>
          <table:table-cell ns41:value-type="float" table:style-name="TL Data" office:value="8012" office:value-type="float">
            <text:p>8012</text:p>
          </table:table-cell>
          <table:table-cell ns41:value-type="float" table:style-name="TL Data" office:value="73871" office:value-type="float">
            <text:p>73871</text:p>
          </table:table-cell>
          <table:table-cell ns41:value-type="float" table:style-name="TL Data" office:value="68541" office:value-type="float">
            <text:p>685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20377" office:value-type="float">
            <text:p>220377</text:p>
          </table:table-cell>
          <table:table-cell ns41:value-type="float" table:style-name="TL Data" office:value="209997" office:value-type="float">
            <text:p>209997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Default"/>
          <table:table-cell ns41:value-type="float" table:style-name="ce17" office:value="143285" office:value-type="float">
            <text:p>143285</text:p>
          </table:table-cell>
          <table:table-cell ns41:value-type="float" table:style-name="ce22" office:value="140857" office:value-type="float">
            <text:p>140857</text:p>
          </table:table-cell>
          <table:table-cell ns41:value-type="float" table:style-name="ce22" office:value="214" office:value-type="float">
            <text:p>214</text:p>
          </table:table-cell>
          <table:table-cell ns41:value-type="float" table:style-name="ce22" office:value="259" office:value-type="float">
            <text:p>259</text:p>
          </table:table-cell>
          <table:table-cell ns41:value-type="float" table:style-name="ce22" office:value="647" office:value-type="float">
            <text:p>647</text:p>
          </table:table-cell>
          <table:table-cell ns41:value-type="float" table:style-name="ce22" office:value="938" office:value-type="float">
            <text:p>938</text:p>
          </table:table-cell>
          <table:table-cell ns41:value-type="float" table:style-name="ce22" office:value="4559" office:value-type="float">
            <text:p>4559</text:p>
          </table:table-cell>
          <table:table-cell ns41:value-type="float" table:style-name="ce22" office:value="4563" office:value-type="float">
            <text:p>4563</text:p>
          </table:table-cell>
          <table:table-cell ns41:value-type="float" table:style-name="ce22" office:value="579" office:value-type="float">
            <text:p>579</text:p>
          </table:table-cell>
          <table:table-cell ns41:value-type="float" table:style-name="ce22" office:value="679" office:value-type="float">
            <text:p>679</text:p>
          </table:table-cell>
          <table:table-cell ns41:value-type="float" table:style-name="ce22" office:value="1415" office:value-type="float">
            <text:p>1415</text:p>
          </table:table-cell>
          <table:table-cell ns41:value-type="float" table:style-name="ce22" office:value="1339" office:value-type="float">
            <text:p>1339</text:p>
          </table:table-cell>
          <table:table-cell ns41:value-type="float" table:style-name="ce22" office:value="233" office:value-type="float">
            <text:p>233</text:p>
          </table:table-cell>
          <table:table-cell ns41:value-type="float" table:style-name="ce22" office:value="397" office:value-type="float">
            <text:p>397</text:p>
          </table:table-cell>
          <table:table-cell ns41:value-type="float" table:style-name="ce22" office:value="9468" office:value-type="float">
            <text:p>9468</text:p>
          </table:table-cell>
          <table:table-cell ns41:value-type="float" table:style-name="ce22" office:value="8841" office:value-type="float">
            <text:p>8841</text:p>
          </table:table-cell>
          <table:table-cell ns41:value-type="float" table:style-name="ce22" office:value="94026" office:value-type="float">
            <text:p>94026</text:p>
          </table:table-cell>
          <table:table-cell ns41:value-type="float" table:style-name="ce22" office:value="91295" office:value-type="float">
            <text:p>91295</text:p>
          </table:table-cell>
          <table:table-cell ns41:value-type="float" table:style-name="ce22" office:value="192" office:value-type="float">
            <text:p>192</text:p>
          </table:table-cell>
          <table:table-cell ns41:value-type="float" table:style-name="ce22" office:value="165" office:value-type="float">
            <text:p>165</text:p>
          </table:table-cell>
          <table:table-cell ns41:value-type="float" table:style-name="ce22" office:value="2607" office:value-type="float">
            <text:p>2607</text:p>
          </table:table-cell>
          <table:table-cell ns41:value-type="float" table:style-name="ce22" office:value="2601" office:value-type="float">
            <text:p>2601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544" office:value-type="float">
            <text:p>1544</text:p>
          </table:table-cell>
          <table:table-cell ns41:value-type="float" table:style-name="ce22" office:value="1464" office:value-type="float">
            <text:p>1464</text:p>
          </table:table-cell>
          <table:table-cell ns41:value-type="float" table:style-name="ce22" office:value="258789" office:value-type="float">
            <text:p>258789</text:p>
          </table:table-cell>
          <table:table-cell ns41:value-type="float" table:style-name="ce22" office:value="253413" office:value-type="float">
            <text:p>253413</text:p>
          </table:table-cell>
          <table:table-cell table:style-name="ce30"/>
          <table:table-cell table:style-name="ce36" table:number-columns-repeated="2"/>
          <table:table-cell ns41:value-type="string" table:style-name="ce36" office:value-type="string">
            <text:p>GE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7_H5</text:p>
          </table:table-cell>
          <table:table-cell ns41:value-type="float" table:style-name="ce36" office:value="416" office:value-type="float">
            <text:p>416</text:p>
          </table:table-cell>
          <table:table-cell ns41:value-type="float" table:style-name="ce36" office:value="417" office:value-type="float">
            <text:p>417</text:p>
          </table:table-cell>
          <table:table-cell ns41:value-type="float" table:style-name="ce50" office:value="260423" office:value-type="float">
            <text:p>260423</text:p>
          </table:table-cell>
          <table:table-cell table:number-columns-repeated="985"/>
        </table:table-row>
        <table:table-row table:style-name="ro5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3">
          <table:table-cell ns41:value-type="string" table:style-name="ce51" office:value-type="string">
            <text:p>PROVINCIE GELDERLAND; <text:s/>VIJFDE GEDEELTE: INDEELING DER WERKELIJKE BEVOLKING NAAR DE KERKELIJKE GEZINDT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Engelsche Presbyteri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uitsch-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posto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arb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Bapt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Method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Hernhutters (Evangelische of Moravische Broedergemeente)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Unitariss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rieken</text:p>
          </table:table-cell>
          <table:covered-table-cell table:style-name="ce23"/>
          <table:table-cell ns41:value-type="string" table:number-rows-spanned="3" table:style-name="ce54" table:number-columns-spanned="2" office:value-type="string">
            <text:p>Mormonen</text:p>
          </table:table-cell>
          <table:covered-table-cell table:style-name="ce54"/>
          <table:table-cell ns41:value-type="string" table:number-rows-spanned="3" table:style-name="ce23" table:number-columns-spanned="2" office:value-type="string">
            <text:p>Mahomed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een kerkgenootschap of gezind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Kerkgenootschap of gezindte onbeke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Totaal</text:p>
          </table:table-cell>
          <table:covered-table-cell table:style-name="ce23"/>
          <table:table-cell ns41:value-type="string" table:number-rows-spanned="4" table:style-name="ce25" table:number-columns-spanned="1" office:value-type="string">
            <text:p>CBS nummer</text:p>
          </table:table-cell>
          <table:table-cell ns41:value-type="string" table:number-rows-spanned="4" table:style-name="ce31" table:number-columns-spanned="1" office:value-type="string">
            <text:p>Amsterdamse code</text:p>
          </table:table-cell>
          <table:table-cell ns41:value-type="string" table:number-rows-spanned="4" table:style-name="ce25" table:number-columns-spanned="1" office:value-type="string">
            <text:p>Grootteklasse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style-name="ce24" table:number-columns-repeated="27"/>
          <table:covered-table-cell table:style-name="ce55" table:number-columns-repeated="2"/>
          <table:covered-table-cell table:style-name="ce24" table:number-columns-repeated="8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style-name="ce24" table:number-columns-repeated="27"/>
          <table:covered-table-cell table:style-name="ce55" table:number-columns-repeated="2"/>
          <table:covered-table-cell table:style-name="ce24" table:number-columns-repeated="8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1" table:number-columns-repeated="975"/>
        </table:table-row>
        <table:table-row table:style-name="ro1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style-name="ce42" table:number-columns-repeated="2"/>
          <table:covered-table-cell table:style-name="ce58" table:number-columns-repeated="2"/>
          <table:covered-table-cell table:style-name="ce60"/>
          <table:table-cell table:style-name="ce11" table:number-columns-repeated="975"/>
        </table:table-row>
        <table:table-row table:style-name="ro4">
          <table:table-cell table:number-columns-repeated="1024"/>
        </table:table-row>
        <table:table-row table:style-name="ro6">
          <table:table-cell ns41:value-type="string" table:style-name="ce6" office:value-type="string">
            <text:p>Arnem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17" office:value-type="float">
            <text:p>17</text:p>
          </table:table-cell>
          <table:table-cell ns41:value-type="float" office:value="1" table:style-name="ce21" table:number-columns-repeated="2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21" office:value="28" office:value-type="float">
            <text:p>28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2"/>
          <table:table-cell ns41:value-type="float" table:style-name="ce21" office:value="2" office:value-type="float">
            <text:p>2</text:p>
          </table:table-cell>
          <table:table-cell ns41:value-type="float" table:style-name="ce21" office:value="7" office:value-type="float">
            <text:p>7</text:p>
          </table:table-cell>
          <table:table-cell table:style-name="ce21"/>
          <table:table-cell ns41:value-type="float" office:value="1" table:style-name="ce21" table:number-columns-repeated="2" office:value-type="float">
            <text:p>1</text:p>
          </table:table-cell>
          <table:table-cell table:style-name="ce21" table:number-columns-repeated="4"/>
          <table:table-cell ns41:value-type="float" table:style-name="ce21" office:value="4" office:value-type="float">
            <text:p>4</text:p>
          </table:table-cell>
          <table:table-cell table:style-name="ce21" table:number-columns-repeated="8"/>
          <table:table-cell ns41:value-type="float" table:style-name="ce21" office:value="422" office:value-type="float">
            <text:p>422</text:p>
          </table:table-cell>
          <table:table-cell ns41:value-type="float" table:style-name="ce21" office:value="372" office:value-type="float">
            <text:p>372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465" office:value-type="float">
            <text:p>465</text:p>
          </table:table-cell>
          <table:table-cell ns41:value-type="float" table:style-name="ce21" office:value="461" office:value-type="float">
            <text:p>461</text:p>
          </table:table-cell>
          <table:table-cell ns41:value-type="float" table:style-name="ce28" office:value="202" office:value-type="float">
            <text:p>202</text:p>
          </table:table-cell>
          <table:table-cell ns41:value-type="float" table:style-name="ce34" office:value="10795" office:value-type="float">
            <text:p>10795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GE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7_H5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48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ijmegen</text:p>
          </table:table-cell>
          <table:table-cell table:style-name="Default"/>
          <table:table-cell table:style-name="ce1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35" office:value="11209" office:value-type="float">
            <text:p>1120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OT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4" office:value-type="float">
            <text:p>544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alten</text:p>
          </table:table-cell>
          <table:table-cell table:style-name="Default"/>
          <table:table-cell table:style-name="ce16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35" office:value="11046" office:value-type="float">
            <text:p>110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ngerlo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35" office:value="11131" office:value-type="float">
            <text:p>1113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Apeldoorn</text:p>
          </table:table-cell>
          <table:table-cell table:style-name="Default"/>
          <table:table-cell table:style-name="ce16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35" office:value="11075" office:value-type="float">
            <text:p>1107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arneveld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35" office:value="10906" office:value-type="float">
            <text:p>109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eesd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35" office:value="10259" office:value-type="float">
            <text:p>102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rgh</text:p>
          </table:table-cell>
          <table:table-cell table:style-name="Default"/>
          <table:table-cell table:style-name="ce16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07" office:value-type="float">
            <text:p>207</text:p>
          </table:table-cell>
          <table:table-cell ns41:value-type="float" table:style-name="ce35" office:value="10350" office:value-type="float">
            <text:p>1035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eusichem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35" office:value="11182" office:value-type="float">
            <text:p>111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orculo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35" office:value="11307" office:value-type="float">
            <text:p>113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rummen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35" office:value="10798" office:value-type="float">
            <text:p>1079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Buurmals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35" office:value="10460" office:value-type="float">
            <text:p>104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Culenborg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35" office:value="10342" office:value-type="float">
            <text:p>1034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eil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17" office:value-type="float">
            <text:p>217</text:p>
          </table:table-cell>
          <table:table-cell ns41:value-type="float" table:style-name="ce35" office:value="10057" office:value-type="float">
            <text:p>100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inxperlo</text:p>
          </table:table-cell>
          <table:table-cell table:style-name="Default"/>
          <table:table-cell table:style-name="ce16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11154" office:value-type="float">
            <text:p>1115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dewaard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35" office:value="10647" office:value-type="float">
            <text:p>106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esburg</text:p>
          </table:table-cell>
          <table:table-cell table:style-name="Default"/>
          <table:table-cell table:style-name="ce16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5" office:value="10327" office:value-type="float">
            <text:p>1032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etinchem (Ambt-)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1010" office:value-type="float">
            <text:p>1010</text:p>
          </table:table-cell>
          <table:table-cell ns41:value-type="float" table:style-name="ce35" office:value="10396" office:value-type="float">
            <text:p>103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etinchem (Stad-)</text:p>
          </table:table-cell>
          <table:table-cell table:style-name="Default"/>
          <table:table-cell table:style-name="ce16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35" office:value="10603" office:value-type="float">
            <text:p>1060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Doorspijk</text:p>
          </table:table-cell>
          <table:table-cell table:style-name="Default"/>
          <table:table-cell table:style-name="ce16"/>
          <table:table-cell table:style-name="TL Data" table:number-columns-repeated="3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5" office:value="10069" office:value-type="float">
            <text:p>1006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de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35" office:value="10743" office:value-type="float">
            <text:p>10743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lburg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29" office:value="230" office:value-type="float">
            <text:p>230</text:p>
          </table:table-cell>
          <table:table-cell ns41:value-type="float" table:style-name="ce35" office:value="11113" office:value-type="float">
            <text:p>1111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lst</text:p>
          </table:table-cell>
          <table:table-cell table:style-name="Default"/>
          <table:table-cell table:style-name="ce16"/>
          <table:table-cell table:style-name="TL Data" table:number-columns-repeated="3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5" office:value="11188" office:value-type="float">
            <text:p>1118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pe</text:p>
          </table:table-cell>
          <table:table-cell table:style-name="Default"/>
          <table:table-cell table:style-name="ce16"/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35" office:value="10940" office:value-type="float">
            <text:p>1094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rmelo</text:p>
          </table:table-cell>
          <table:table-cell table:style-name="Default"/>
          <table:table-cell table:style-name="ce16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35" office:value="10732" office:value-type="float">
            <text:p>1073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Est en Opijn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34" office:value-type="float">
            <text:p>234</text:p>
          </table:table-cell>
          <table:table-cell ns41:value-type="float" table:style-name="ce35" office:value="11092" office:value-type="float">
            <text:p>1109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Geldermals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35" office:value="10881" office:value-type="float">
            <text:p>1088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Gendringen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35" office:value="10260" office:value-type="float">
            <text:p>1026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Gorssel</text:p>
          </table:table-cell>
          <table:table-cell table:style-name="Default"/>
          <table:table-cell table:style-name="ce16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35" office:value="10085" office:value-type="float">
            <text:p>10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Groesbeek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35" office:value="10616" office:value-type="float">
            <text:p>1061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aft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42" office:value-type="float">
            <text:p>242</text:p>
          </table:table-cell>
          <table:table-cell ns41:value-type="float" table:style-name="ce35" office:value="10125" office:value-type="float">
            <text:p>10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rderwijk</text:p>
          </table:table-cell>
          <table:table-cell table:style-name="Default"/>
          <table:table-cell table:style-name="ce1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5" office:value="10786" office:value-type="float">
            <text:p>1078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attem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35" office:value="10673" office:value-type="float">
            <text:p>1067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del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35" office:value="10982" office:value-type="float">
            <text:p>109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erde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35" office:value="10291" office:value-type="float">
            <text:p>1029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ngelo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248" office:value-type="float">
            <text:p>248</text:p>
          </table:table-cell>
          <table:table-cell ns41:value-type="float" table:style-name="ce35" office:value="10359" office:value-type="float">
            <text:p>103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6">
          <table:table-cell ns41:value-type="string" table:style-name="ce7" office:value-type="string">
            <text:p>Herwen en aerd</text:p>
          </table:table-cell>
          <table:table-cell table:style-name="Default"/>
          <table:table-cell table:style-name="ce16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35" office:value="10819" office:value-type="float">
            <text:p>1081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rwijn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35" office:value="11266" office:value-type="float">
            <text:p>1126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eter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51" office:value-type="float">
            <text:p>251</text:p>
          </table:table-cell>
          <table:table-cell ns41:value-type="float" table:style-name="ce35" office:value="10290" office:value-type="float">
            <text:p>1029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oevenlaken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35" office:value="11358" office:value-type="float">
            <text:p>1135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Hummelo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35" office:value="11235" office:value-type="float">
            <text:p>112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erkwijk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35" office:value="10791" office:value-type="float">
            <text:p>1079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Kester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35" office:value="10916" office:value-type="float">
            <text:p>109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ar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10098" office:value-type="float">
            <text:p>1009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ienden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29" office:value="261" office:value-type="float">
            <text:p>261</text:p>
          </table:table-cell>
          <table:table-cell ns41:value-type="float" table:style-name="ce35" office:value="11093" office:value-type="float">
            <text:p>1109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Lochem</text:p>
          </table:table-cell>
          <table:table-cell table:style-name="Default"/>
          <table:table-cell table:style-name="ce16"/>
          <table:table-cell table:style-name="TL Data" table:number-columns-repeated="2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35" office:value="11263" office:value-type="float">
            <text:p>1126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eede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35" office:value="10367" office:value-type="float">
            <text:p>103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Nijkerk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35" office:value="10446" office:value-type="float">
            <text:p>104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Oldebroek</text:p>
          </table:table-cell>
          <table:table-cell table:style-name="Default"/>
          <table:table-cell table:style-name="ce16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69" office:value-type="float">
            <text:p>269</text:p>
          </table:table-cell>
          <table:table-cell ns41:value-type="float" table:style-name="ce35" office:value="11106" office:value-type="float">
            <text:p>111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Putten</text:p>
          </table:table-cell>
          <table:table-cell table:style-name="Default"/>
          <table:table-cell table:style-name="ce16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35" office:value="11109" office:value-type="float">
            <text:p>1110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enkum</text:p>
          </table:table-cell>
          <table:table-cell table:style-name="Default"/>
          <table:table-cell table:style-name="ce16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29" office:value="274" office:value-type="float">
            <text:p>274</text:p>
          </table:table-cell>
          <table:table-cell ns41:value-type="float" table:style-name="ce35" office:value="11325" office:value-type="float">
            <text:p>1132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heden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35" office:value="11355" office:value-type="float">
            <text:p>1135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ozendaal</text:p>
          </table:table-cell>
          <table:table-cell table:style-name="Default"/>
          <table:table-cell table:style-name="ce1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5" office:value="10684" office:value-type="float">
            <text:p>1068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Ruurlo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35" office:value="10879" office:value-type="float">
            <text:p>1087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Steenderen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35" office:value="10497" office:value-type="float">
            <text:p>104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iel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35" office:value="10027" office:value-type="float">
            <text:p>10027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Ubbergen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35" office:value="10408" office:value-type="float">
            <text:p>1040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Valburg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35" office:value="11071" office:value-type="float">
            <text:p>1107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Voorst</text:p>
          </table:table-cell>
          <table:table-cell table:style-name="Default"/>
          <table:table-cell table:style-name="ce16"/>
          <table:table-cell table:style-name="TL Data" table:number-columns-repeated="1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35" office:value="10912" office:value-type="float">
            <text:p>1091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ardenburg</text:p>
          </table:table-cell>
          <table:table-cell table:style-name="Default"/>
          <table:table-cell table:style-name="ce16"/>
          <table:table-cell table:style-name="TL Data" table:number-columns-repeated="3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35" office:value="10238" office:value-type="float">
            <text:p>102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denoijen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ns41:value-type="float" table:style-name="TL Data" office:value="1" office:value-type="float">
            <text:p>1</text:p>
          </table:table-cell>
          <table:table-cell ns41:value-type="float" table:style-name="ce29" office:value="1218" office:value-type="float">
            <text:p>1218</text:p>
          </table:table-cell>
          <table:table-cell ns41:value-type="float" table:style-name="ce35" office:value="10201" office:value-type="float">
            <text:p>1020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geningen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29" office:value="289" office:value-type="float">
            <text:p>289</text:p>
          </table:table-cell>
          <table:table-cell ns41:value-type="float" table:style-name="ce35" office:value="11010" office:value-type="float">
            <text:p>1101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mel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90" office:value-type="float">
            <text:p>290</text:p>
          </table:table-cell>
          <table:table-cell ns41:value-type="float" table:style-name="ce35" office:value="10042" office:value-type="float">
            <text:p>100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arnsveld</text:p>
          </table:table-cell>
          <table:table-cell table:style-name="Default"/>
          <table:table-cell table:style-name="ce1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" office:value-type="float">
            <text:p>2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5" office:value="10838" office:value-type="float">
            <text:p>108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estervoort</text:p>
          </table:table-cell>
          <table:table-cell table:style-name="Default"/>
          <table:table-cell table:style-name="ce16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293" office:value-type="float">
            <text:p>293</text:p>
          </table:table-cell>
          <table:table-cell ns41:value-type="float" table:style-name="ce35" office:value="11085" office:value-type="float">
            <text:p>11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nterwijk</text:p>
          </table:table-cell>
          <table:table-cell table:style-name="Default"/>
          <table:table-cell table:style-name="ce16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35" office:value="11119" office:value-type="float">
            <text:p>1111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Wisch</text:p>
          </table:table-cell>
          <table:table-cell table:style-name="Default"/>
          <table:table-cell table:style-name="ce16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35" office:value="10318" office:value-type="float">
            <text:p>1031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altbommel</text:p>
          </table:table-cell>
          <table:table-cell table:style-name="Default"/>
          <table:table-cell table:style-name="ce16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35" office:value="10557" office:value-type="float">
            <text:p>105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evennaar</text:p>
          </table:table-cell>
          <table:table-cell table:style-name="Default"/>
          <table:table-cell table:style-name="ce16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35" office:value="10938" office:value-type="float">
            <text:p>109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Zutphen</text:p>
          </table:table-cell>
          <table:table-cell table:style-name="Default"/>
          <table:table-cell table:style-name="ce16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ce29" office:value="301" office:value-type="float">
            <text:p>301</text:p>
          </table:table-cell>
          <table:table-cell ns41:value-type="float" table:style-name="ce35" office:value="10254" office:value-type="float">
            <text:p>1025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920" office:value-type="float">
            <text:p>920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1">
          <table:table-cell ns41:value-type="string" table:style-name="ce52" office:value-type="string">
            <text:p>Totaal der provincie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21" office:value-type="float">
            <text:p>21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337" office:value-type="float">
            <text:p>1337</text:p>
          </table:table-cell>
          <table:table-cell ns41:value-type="float" table:style-name="ce22" office:value="1167" office:value-type="float">
            <text:p>1167</text:p>
          </table:table-cell>
          <table:table-cell ns41:value-type="float" table:style-name="ce22" office:value="85" office:value-type="float">
            <text:p>85</text:p>
          </table:table-cell>
          <table:table-cell ns41:value-type="float" table:style-name="ce22" office:value="67" office:value-type="float">
            <text:p>67</text:p>
          </table:table-cell>
          <table:table-cell ns41:value-type="float" table:style-name="ce22" office:value="1544" office:value-type="float">
            <text:p>1544</text:p>
          </table:table-cell>
          <table:table-cell ns41:value-type="float" table:style-name="ce22" office:value="1464" office:value-type="float">
            <text:p>1464</text:p>
          </table:table-cell>
          <table:table-cell table:style-name="ce30"/>
          <table:table-cell table:style-name="ce36" table:number-columns-repeated="2"/>
          <table:table-cell ns41:value-type="string" table:style-name="ce36" office:value-type="string">
            <text:p>GE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7_H5</text:p>
          </table:table-cell>
          <table:table-cell ns41:value-type="float" table:style-name="ce36" office:value="420" office:value-type="float">
            <text:p>420</text:p>
          </table:table-cell>
          <table:table-cell ns41:value-type="float" table:style-name="ce36" office:value="421" office:value-type="float">
            <text:p>421</text:p>
          </table:table-cell>
          <table:table-cell ns41:value-type="float" table:style-name="ce50" office:value="260425" office:value-type="float">
            <text:p>260425</text:p>
          </table:table-cell>
          <table:table-cell table:number-columns-repeated="975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9:19</dc:date>
    <meta:document-statistic meta:object-count="0" meta:cell-count="4327" meta:table-count="2"/>
    <meta:generator>ODFPY/1.3.0dev</meta:generator>
  </office:meta>
</office:document-meta>
</file>